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40a"/>
    </style:style>
    <style:style style:name="P2" style:family="paragraph" style:parent-style-name="Text_20_body">
      <style:text-properties officeooo:paragraph-rsid="001be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ronique I — La Nuit où le Ciel s’est Tû</text:h>
      <text:p text:style-name="Text_20_body">La Plaie du Ciel ne brillait plus.</text:p>
      <text:p text:style-name="P1">Depuis des générations, elle avait toujours laissé couler sa lueur pâle dans les nuits d’Elyndra.</text:p>
      <text:p text:style-name="P1">Un fil vertical suspendu entre les étoiles.</text:p>
      <text:p text:style-name="Text_20_body">Mais cette nuit-là, elle était noire.</text:p>
      <text:p text:style-name="P1">À Kael’Tharën, les veilleurs cessèrent d’écrire.</text:p>
      <text:p text:style-name="P1">Les lampes furent laissées ouvertes, les plumes suspendues au-dessus des parchemins.</text:p>
      <text:p text:style-name="P1">Le vent s’était retiré des hauteurs.</text:p>
      <text:p text:style-name="P1">Même les cloches de verre accrochées aux arches demeuraient immobiles.</text:p>
      <text:p text:style-name="P1">Sous la cité, dans la Chambre des Trois Axes,</text:p>
      <text:p text:style-name="P1">le cercle central du Triangle Voilé resta d’abord inerte.</text:p>
      <text:p text:style-name="Text_20_body">Puis il s’illumina.</text:p>
      <text:p text:style-name="P1">Pas d’un éclat violent.</text:p>
      <text:p text:style-name="P1">D’une lueur profonde, presque liquide,</text:p>
      <text:p text:style-name="P1">comme si la pierre se souvenait d’un feu ancien.</text:p>
      <text:p text:style-name="P1">La lumière ne jaillissait pas.</text:p>
      <text:p text:style-name="P1">Elle respirait.</text:p>
      <text:p text:style-name="P1">Dans cette clarté mouvante,</text:p>
      <text:p text:style-name="P1">certains jurèrent avoir aperçu des ombres.</text:p>
      <text:p text:style-name="P1">Des formes incomplètes.</text:p>
      <text:p text:style-name="P1">Des silhouettes disloquées.</text:p>
      <text:p text:style-name="P1">Des fragments d’ailes déployées dans un combat suspendu.</text:p>
      <text:p text:style-name="Text_20_body">Elles n’étaient pas étrangères.</text:p>
      <text:p text:style-name="Text_20_body">Les plus anciens des veilleurs sentirent leur cœur se serrer.</text:p>
      <text:p text:style-name="Text_20_body">Car ces ombres ressemblaient aux figures gravées sous la Plaie du Ciel.</text:p>
      <text:p text:style-name="P1">Les mêmes postures.</text:p>
      <text:p text:style-name="P1">Les mêmes gestes figés.</text:p>
      <text:p text:style-name="P1">La même lutte éternelle.</text:p>
      <text:p text:style-name="Text_20_body">Mais ici… elles bougeaient.</text:p>
      <text:p text:style-name="Text_20_body">À peine.</text:p>
      <text:p text:style-name="P1">Un bras se tendait.</text:p>
      <text:p text:style-name="P1"><text:soft-page-break/>Une aile vibrait.</text:p>
      <text:p text:style-name="P1">Un visage semblait tourner vers la salle comme s’il cherchait à voir.</text:p>
      <text:p text:style-name="Text_20_body">Les trois anneaux aux sommets du Triangle frémirent.</text:p>
      <text:p text:style-name="P1">Un éclat sombre au nord.</text:p>
      <text:p text:style-name="P1">Un reflet presque doré à l’ouest.</text:p>
      <text:p text:style-name="P1">Au sud, le silence.</text:p>
      <text:p text:style-name="Text_20_body">Puis un son.</text:p>
      <text:p text:style-name="P1">Pas un rugissement.</text:p>
      <text:p text:style-name="P1">Pas un cri.</text:p>
      <text:p text:style-name="Text_20_body">Un souffle.</text:p>
      <text:p text:style-name="P1">Long.</text:p>
      <text:p text:style-name="P1">Lointain.</text:p>
      <text:p text:style-name="P1">Au-dessus du gouffre, le Monument des Échos sembla se contracter.</text:p>
      <text:p text:style-name="P1">La pierre prit une profondeur nouvelle, comme si l’instant du combat cherchait à s’arracher au temps.</text:p>
      <text:p text:style-name="Text_20_body">Et derrière les silhouettes gravées…</text:p>
      <text:p text:style-name="Text_20_body">L’ombre se détacha.</text:p>
      <text:p text:style-name="P2">D’un pouce.</text:p>
      <text:p text:style-name="P2">À peine.</text:p>
      <text:p text:style-name="Text_20_body">Mais assez pour que les plus anciens tombent à genoux.</text:p>
      <text:p text:style-name="Text_20_body">Dans le ciel, une forme immense traversa les nuages sans bruit.</text:p>
      <text:p text:style-name="Text_20_body">Personne ne prononça son nom.</text:p>
      <text:p text:style-name="Text_20_body">Mais chacun sentit son passage.</text:p>
      <text:p text:style-name="P2">Et cette nuit-là,</text:p>
      <text:p text:style-name="P2">pour la première fois depuis des siècles,</text:p>
      <text:p text:style-name="P2">la Plaie du Ciel répond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05:12.351070900</meta:creation-date>
    <dc:date>2026-02-26T22:06:03.694913100</dc:date>
    <meta:editing-duration>PT50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2" meta:paragraph-count="56" meta:word-count="329" meta:character-count="2005" meta:non-whitespace-character-count="1731"/>
  </office:meta>
</office:document-meta>
</file>